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5f85" officeooo:paragraph-rsid="00055f85"/>
    </style:style>
    <style:style style:name="P2" style:family="paragraph" style:parent-style-name="Standard">
      <style:text-properties officeooo:rsid="0006bef0" officeooo:paragraph-rsid="0006bef0"/>
    </style:style>
    <style:style style:name="T1" style:family="text">
      <style:text-properties officeooo:rsid="0006be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usammenfassung Uebung <text:span text:style-name="T1">4</text:span>)</text:p>
      <text:p text:style-name="P1"/>
      <text:p text:style-name="P2">Zuerst muessen wir erklaeren wie das Spiralmodell nach Boehm mit Aenderungen umgeht. Anschliessend muessen wir mit Hilfe einer Tabelle dessen Unterschied zu dem V Modell erklaeren.</text:p>
      <text:p text:style-name="P2">Bei der 2. sind zwei Besipiele gegeben und wir sollen ueberlegen, welches Modell der Softwareentwicklung dafuer jeweils geeignet ist. Bei der 3. sollen die Entscheidungskriterien gelesen, diskutiert und das daraus gewonnene Wissen zusammengefasst wer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5:13:30.693293684</meta:creation-date>
    <dc:date>2024-05-10T15:30:57.435121805</dc:date>
    <meta:editing-duration>PT13M31S</meta:editing-duration>
    <meta:editing-cycles>2</meta:editing-cycles>
    <meta:generator>LibreOffice/7.3.7.2$Linux_X86_64 LibreOffice_project/30$Build-2</meta:generator>
    <meta:document-statistic meta:table-count="0" meta:image-count="0" meta:object-count="0" meta:page-count="1" meta:paragraph-count="3" meta:word-count="63" meta:character-count="459" meta:non-whitespace-character-count="399"/>
  </office:meta>
</office:document-meta>
</file>